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2047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Size</text:p>
          </table:table-cell>
          <table:table-cell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bank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ark,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arking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layground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olice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post_office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recycling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8">
            <text:p>8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6">
            <text:p>6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hospital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/hospital.png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pcode:2</text:p>
          </table:table-cell>
          <table:table-cell office:value-type="string">
            <text:p>blu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2" office:value-type="string">
            <text:p>Legend</text:p>
          </table:table-cell>
          <table:table-cell table:style-name="ce2" office:value-type="string">
            <text:p>BaseLayer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orange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hospital</text:p>
          </table:table-cell>
          <table:table-cell office:value-type="string">
            <text:p>field</text:p>
          </table:table-cell>
          <table:table-cell office:value-type="string">
            <text:p>pin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tourism</text:p>
          </table:table-cell>
          <table:table-cell office:value-type="string">
            <text:p>camp_site</text:p>
          </table:table-cell>
          <table:table-cell office:value-type="string">
            <text:p>gr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ECTION</text:p>
          </table:table-cell>
          <table:table-cell table:style-name="ce2" office:value-type="string">
            <text:p>END</text:p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02/15/2010</text:date>, <text:time>17:5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2-15T17:52:53</dc:date>
    <dc:creator>gs </dc:creator>
    <meta:generator>OpenOffice.org/3.1$Linux OpenOffice.org_project/310m19$Build-9420</meta:generator>
    <meta:editing-duration>PT01H11M05S</meta:editing-duration>
    <meta:editing-cycles>39</meta:editing-cycles>
    <meta:document-statistic meta:table-count="1" meta:cell-count="936" meta:object-count="0"/>
  </office:meta>
</office:document-meta>
</file>